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SBSymbol" svg:font-family="LSBSymbol"/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margin-left="0.318cm" fo:margin-right="0cm" fo:margin-top="0cm" fo:margin-bottom="0cm" fo:text-indent="0cm" style:text-autospace="none"/>
      <style:text-properties fo:color="#000000" style:font-name="Segoe UI2" fo:font-size="26pt" fo:text-shadow="1pt 1pt" fo:font-weight="normal" style:font-name-asian="Segoe UI2" style:font-size-asian="8.5pt" style:font-weight-asian="normal" style:font-name-complex="Segoe UI2" style:font-size-complex="8.5pt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318cm" fo:margin-right="0cm" fo:margin-top="0cm" fo:margin-bottom="0cm" fo:text-indent="-0.318cm" style:text-autospace="none"/>
    </style:style>
    <style:style style:name="P11" style:family="paragraph">
      <style:paragraph-properties fo:margin-left="0.635cm" fo:margin-right="0cm" fo:margin-top="0cm" fo:margin-bottom="0cm" fo:text-indent="-0.635cm" style:text-autospace="none"/>
    </style:style>
    <style:style style:name="P12" style:family="paragraph">
      <loext:graphic-properties draw:fill="none" draw:fill-color="#ffffff"/>
      <style:paragraph-properties fo:margin-left="0.635cm" fo:margin-right="0cm" fo:margin-top="0cm" fo:margin-bottom="0cm" fo:text-indent="-0.635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name-asian="Segoe UI2" style:font-size-asian="26pt" style:font-weight-asian="normal" style:font-name-complex="Segoe UI2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name-asian="Segoe UI2" style:font-size-asian="28pt" style:font-weight-asian="normal" style:font-name-complex="Segoe UI2" style:font-size-complex="28pt" style:font-weight-complex="normal"/>
    </style:style>
    <style:style style:name="T3" style:family="text">
      <style:text-properties fo:color="#83caff" style:text-position="33% 58%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4" style:family="text">
      <style:text-properties fo:color="#83caff" style:font-name="Segoe UI2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5" style:family="text">
      <style:text-properties fo:color="#83caff" style:font-name="Segoe UI" fo:font-size="32pt" fo:font-style="italic" fo:text-shadow="1pt 1pt" fo:font-weight="normal" style:font-name-asian="Segoe UI2" style:font-size-asian="32pt" style:font-style-asian="italic" style:font-weight-asian="normal" style:font-name-complex="Segoe UI2" style:font-size-complex="32pt" style:font-style-complex="italic" style:font-weight-complex="normal"/>
    </style:style>
    <style:style style:name="T6" style:family="text">
      <style:text-properties fo:color="#ffffff" style:font-name="Segoe UI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7" style:family="text">
      <style:text-properties fo:color="#ffffff" style:font-name="Segoe UI" fo:font-size="26pt" fo:text-shadow="1pt 1pt" fo:font-weight="normal" style:font-name-asian="Segoe UI2" style:font-size-asian="26pt" style:font-weight-asian="normal" style:font-name-complex="Segoe UI2" style:font-size-complex="26pt" style:font-weight-complex="normal"/>
    </style:style>
    <style:style style:name="T8" style:family="text">
      <style:text-properties fo:color="#ffffff" style:text-position="33% 58%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9" style:family="text">
      <style:text-properties fo:color="#ffffff" style:font-name="Segoe UI2" fo:font-size="32pt" fo:text-shadow="1pt 1pt" fo:font-weight="normal" style:font-name-asian="Segoe UI2" style:font-size-asian="32pt" style:font-weight-asian="normal" style:font-name-complex="Segoe UI2" style:font-size-complex="32pt" style:font-weight-complex="normal"/>
    </style:style>
    <style:style style:name="T10" style:family="text">
      <style:text-properties fo:color="#ffffff" style:font-name="Segoe UI" fo:font-size="32pt" fo:text-shadow="1pt 1pt" fo:font-weight="normal" style:font-name-asian="Segoe UI2" style:font-size-asian="32pt" style:font-weight-asian="bold" style:font-name-complex="Segoe UI2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2.774cm" svg:x="1.016cm" svg:y="1.016cm">
          <draw:text-box>
            <text:p text:style-name="P1"><text:span text:style-name="T1">Psalmody</text:span></text:p>
            <text:p text:style-name="P1"><text:span text:style-name="T2">Psalm 12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7" draw:layer="layout" svg:width="25.908cm" svg:height="7.478cm" svg:x="1.016cm" svg:y="1.016cm">
          <draw:text-box>
            <text:p text:style-name="P4"><text:span text:style-name="T3">1</text:span><text:span text:style-name="T4"> </text:span><text:span text:style-name="T5">When the L</text:span><text:span text:style-name="T4">ORD</text:span><text:span text:style-name="T5"> restored the fortunes of Zion,</text:span></text:p>
            <text:p text:style-name="P5"><text:span text:style-name="T6"><text:s text:c="6"/></text:span><text:span text:style-name="T6">we were like those who dream.</text:span></text:p>
            <text:p text:style-name="P6"><text:span text:style-name="T3">2</text:span><text:span text:style-name="T4"> </text:span><text:span text:style-name="T5">Then our mouth was filled with laughter,</text:span></text:p>
            <text:p text:style-name="P6"><text:span text:style-name="T6"><text:s text:c="6"/></text:span><text:span text:style-name="T6">and our tongue with shouts of joy;</text:span><text:span text:style-name="T7"> </text:span></text:p>
            <text:p text:style-name="P6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8" draw:layer="layout" svg:width="25.908cm" svg:height="6.263cm" svg:x="1.016cm" svg:y="1.016cm">
          <draw:text-box>
            <text:p text:style-name="P5"><text:span text:style-name="T6"><text:s text:c="2"/></text:span><text:span text:style-name="T5">then they said among the nations, “The L</text:span><text:span text:style-name="T4">ORD</text:span><text:span text:style-name="T5"> <text:s/></text:span></text:p>
            <text:p text:style-name="P5"><text:span text:style-name="T5"><text:s text:c="2"/></text:span><text:span text:style-name="T5">has done great things for them.”</text:span></text:p>
            <text:p text:style-name="P5"><text:span text:style-name="T8"><text:s text:c="13"/></text:span><text:span text:style-name="T8">3</text:span><text:span text:style-name="T9"> </text:span><text:span text:style-name="T6">The L</text:span><text:span text:style-name="T9">ORD</text:span><text:span text:style-name="T6"> has done great things for us; we </text:span></text:p>
            <text:p text:style-name="P5"><text:span text:style-name="T6"><text:s text:c="10"/></text:span><text:span text:style-name="T6">are gl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7" draw:layer="layout" svg:width="25.908cm" svg:height="6.263cm" svg:x="1.016cm" svg:y="1.016cm">
          <draw:text-box>
            <text:p text:style-name="P10"><text:span text:style-name="T3">4</text:span><text:span text:style-name="T4"> </text:span><text:span text:style-name="T5">Restore our fortunes, O L</text:span><text:span text:style-name="T4">ORD</text:span><text:span text:style-name="T5">,</text:span><text:span text:style-name="T4"> </text:span></text:p>
            <text:p text:style-name="P5"><text:span text:style-name="T6"><text:s text:c="6"/></text:span><text:span text:style-name="T6">like streams in the Negeb!</text:span></text:p>
            <text:p text:style-name="P6"><text:span text:style-name="T3">5</text:span><text:span text:style-name="T4"> </text:span><text:span text:style-name="T5">Those who sow in tears</text:span></text:p>
            <text:p text:style-name="P5"><text:span text:style-name="T6"><text:s text:c="6"/></text:span><text:span text:style-name="T6">shall reap with shouts of joy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7" draw:layer="layout" svg:width="25.908cm" svg:height="7.766cm" svg:x="1.016cm" svg:y="1.016cm">
          <draw:text-box>
            <text:p text:style-name="P10"><text:span text:style-name="T3">6</text:span><text:span text:style-name="T4"> </text:span><text:span text:style-name="T5">He who goes out weeping, bearing the seed for </text:span></text:p>
            <text:p text:style-name="P10"><text:span text:style-name="T5"><text:s text:c="2"/></text:span><text:span text:style-name="T5">sowing,</text:span><text:span text:style-name="T4"> </text:span></text:p>
            <text:p text:style-name="P5"><text:span text:style-name="T6"><text:s text:c="7"/></text:span><text:span text:style-name="T6">shall come home with shouts of joy, </text:span></text:p>
            <text:p text:style-name="P5"><text:span text:style-name="T6"><text:s text:c="7"/></text:span><text:span text:style-name="T6">bringing his sheaves with him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6" draw:text-style-name="P12" draw:layer="layout" svg:width="25.908cm" svg:height="6.604cm" svg:x="1.016cm" svg:y="1.016cm">
          <draw:text-box>
            <text:p text:style-name="P11"><text:span text:style-name="T6">C</text:span><text:span text:style-name="T10">: </text:span><text:span text:style-name="T6">Glory be to the Father and to the Son and to </text:span></text:p>
            <text:p text:style-name="P11"><text:span text:style-name="T6"><text:s text:c="4"/></text:span><text:span text:style-name="T6">the Holy Ghost; as it was in the beginning, is </text:span></text:p>
            <text:p text:style-name="P11"><text:span text:style-name="T6"><text:s text:c="4"/></text:span><text:span text:style-name="T6">now, and ever shall be, world without end. <text:s/></text:span></text:p>
            <text:p text:style-name="P6"><text:span text:style-name="T6"><text:s text:c="4"/></text:span><text:span text:style-name="T6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SBSymbol" svg:font-family="LSBSymbol"/>
    <style:font-face style:name="Segoe UI2" svg:font-family="'Segoe UI'"/>
    <style:font-face style:name="Segoe UI3" svg:font-family="'Segoe UI'" style:font-family-generic="swiss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3T15:33:10.168000000</meta:creation-date>
    <dc:title>Hymn template</dc:title>
    <meta:editing-duration>PT11M51S</meta:editing-duration>
    <meta:editing-cycles>4</meta:editing-cycles>
    <meta:generator>LibreOffice/5.0.5.2$Windows_x86 LibreOffice_project/55b006a02d247b5f7215fc6ea0fde844b30035b3</meta:generator>
    <meta:initial-creator>Arthur Hoch</meta:initial-creator>
    <dc:date>2016-03-11T08:09:21.858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4-12-13T15:33:09.856000000"/>
  </office:meta>
</office:document-meta>
</file>